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236" calcext:value-type="float">
            <text:p>49.3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996" calcext:value-type="float">
            <text:p>49.2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604" calcext:value-type="float">
            <text:p>48.3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604" calcext:value-type="float">
            <text:p>48.3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0552" calcext:value-type="float">
            <text:p>47.8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1072" calcext:value-type="float">
            <text:p>48.2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9048" calcext:value-type="float">
            <text:p>44.1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49656" calcext:value-type="float">
            <text:p>31.80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85776" calcext:value-type="float">
            <text:p>31.74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13668571429" calcext:value-type="float">
            <text:p>31.40136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68622857143" calcext:value-type="float">
            <text:p>33.78686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4171034483" calcext:value-type="float">
            <text:p>39.83441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2162758621" calcext:value-type="float">
            <text:p>32.00021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29342857143" calcext:value-type="float">
            <text:p>30.5529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79812413793" calcext:value-type="float">
            <text:p>30.90798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09051428571" calcext:value-type="float">
            <text:p>30.21090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27230344828" calcext:value-type="float">
            <text:p>30.14272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64702222222" calcext:value-type="float">
            <text:p>30.206470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9484137931" calcext:value-type="float">
            <text:p>30.13294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7842580645" calcext:value-type="float">
            <text:p>29.7247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93816" calcext:value-type="float">
            <text:p>29.79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56689032258" calcext:value-type="float">
            <text:p>29.8956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48928" calcext:value-type="float">
            <text:p>30.1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5976774193" calcext:value-type="float">
            <text:p>30.71459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8944516129" calcext:value-type="float">
            <text:p>32.358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18296" calcext:value-type="float">
            <text:p>30.08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8606451613" calcext:value-type="float">
            <text:p>30.077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09608" calcext:value-type="float">
            <text:p>30.14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03184516129" calcext:value-type="float">
            <text:p>30.2503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09002857143" calcext:value-type="float">
            <text:p>30.28090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9352516129" calcext:value-type="float">
            <text:p>30.2893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2944" calcext:value-type="float">
            <text:p>30.85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86227096774" calcext:value-type="float">
            <text:p>30.9886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41104" calcext:value-type="float">
            <text:p>31.41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89130322581" calcext:value-type="float">
            <text:p>34.0489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09904516129" calcext:value-type="float">
            <text:p>33.3409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1048" calcext:value-type="float">
            <text:p>31.29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59734193548" calcext:value-type="float">
            <text:p>31.2259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91328" calcext:value-type="float">
            <text:p>31.00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0454193548" calcext:value-type="float">
            <text:p>31.0400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8994285714" calcext:value-type="float">
            <text:p>31.14489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0600516129" calcext:value-type="float">
            <text:p>31.1306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63249032258" calcext:value-type="float">
            <text:p>32.0963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54215172414" calcext:value-type="float">
            <text:p>32.31542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55491612903" calcext:value-type="float">
            <text:p>32.5755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77456" calcext:value-type="float">
            <text:p>33.72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25752258065" calcext:value-type="float">
            <text:p>37.1225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92588387097" calcext:value-type="float">
            <text:p>38.6592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4216" calcext:value-type="float">
            <text:p>32.6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96567741935" calcext:value-type="float">
            <text:p>31.7896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58952" calcext:value-type="float">
            <text:p>31.82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88064516129" calcext:value-type="float">
            <text:p>31.868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65964444444" calcext:value-type="float">
            <text:p>32.006596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9208" calcext:value-type="float">
            <text:p>31.97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26853333333" calcext:value-type="float">
            <text:p>32.32268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07492413793" calcext:value-type="float">
            <text:p>32.480749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24688" calcext:value-type="float">
            <text:p>33.06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27249655172" calcext:value-type="float">
            <text:p>34.78272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71232" calcext:value-type="float">
            <text:p>40.12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2776" calcext:value-type="float">
            <text:p>39.12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13072" calcext:value-type="float">
            <text:p>32.20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02107586207" calcext:value-type="float">
            <text:p>32.35021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9768" calcext:value-type="float">
            <text:p>32.42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85933913043" calcext:value-type="float">
            <text:p>32.9085933913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4572" calcext:value-type="float">
            <text:p>33.0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6577777778" calcext:value-type="float">
            <text:p>32.4126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82316923077" calcext:value-type="float">
            <text:p>32.568231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67822222222" calcext:value-type="float">
            <text:p>32.95678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26012307692" calcext:value-type="float">
            <text:p>34.352601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57413333333" calcext:value-type="float">
            <text:p>38.48574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3258461538" calcext:value-type="float">
            <text:p>32.442325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8853333333" calcext:value-type="float">
            <text:p>32.52588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99585454545" calcext:value-type="float">
            <text:p>32.849958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4325" calcext:value-type="float">
            <text:p>34.60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166" calcext:value-type="float">
            <text:p>34.47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6017" calcext:value-type="float">
            <text:p>34.4260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3744" calcext:value-type="float">
            <text:p>32.63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41968" calcext:value-type="float">
            <text:p>32.66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10192" calcext:value-type="float">
            <text:p>32.69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27184" calcext:value-type="float">
            <text:p>32.72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3344" calcext:value-type="float">
            <text:p>32.69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85808" calcext:value-type="float">
            <text:p>32.68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27184" calcext:value-type="float">
            <text:p>32.72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735" calcext:value-type="float">
            <text:p>32.677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6529" calcext:value-type="float">
            <text:p>32.426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00064" calcext:value-type="float">
            <text:p>32.573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12498181818" calcext:value-type="float">
            <text:p>32.72124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985024" calcext:value-type="float">
            <text:p>32.969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5553548387" calcext:value-type="float">
            <text:p>34.9725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76832" calcext:value-type="float">
            <text:p>35.71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0923870968" calcext:value-type="float">
            <text:p>37.4380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09944" calcext:value-type="float">
            <text:p>41.28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9400516129" calcext:value-type="float">
            <text:p>44.3894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3816774194" calcext:value-type="float">
            <text:p>43.8453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20024" calcext:value-type="float">
            <text:p>33.85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16087741935" calcext:value-type="float">
            <text:p>33.69160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86472" calcext:value-type="float">
            <text:p>33.7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48531612903" calcext:value-type="float">
            <text:p>33.8648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75654285714" calcext:value-type="float">
            <text:p>34.18756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46905806452" calcext:value-type="float">
            <text:p>34.2846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86051612903" calcext:value-type="float">
            <text:p>34.928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9376" calcext:value-type="float">
            <text:p>35.77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3006451613" calcext:value-type="float">
            <text:p>37.408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7936" calcext:value-type="float">
            <text:p>40.7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1780645161" calcext:value-type="float">
            <text:p>46.530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9305806452" calcext:value-type="float">
            <text:p>46.4919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90336" calcext:value-type="float">
            <text:p>36.15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46735483871" calcext:value-type="float">
            <text:p>34.074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9264" calcext:value-type="float">
            <text:p>33.49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79481290323" calcext:value-type="float">
            <text:p>33.4079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16482758621" calcext:value-type="float">
            <text:p>33.5516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87403870968" calcext:value-type="float">
            <text:p>33.4787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9179354839" calcext:value-type="float">
            <text:p>31.9619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94608" calcext:value-type="float">
            <text:p>32.10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82505806452" calcext:value-type="float">
            <text:p>32.2882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42392" calcext:value-type="float">
            <text:p>33.05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3860645161" calcext:value-type="float">
            <text:p>35.2403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7607483871" calcext:value-type="float">
            <text:p>36.8276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0228" calcext:value-type="float">
            <text:p>32.05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83550967742" calcext:value-type="float">
            <text:p>32.0183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3784" calcext:value-type="float">
            <text:p>32.03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79501935484" calcext:value-type="float">
            <text:p>32.0479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54548571429" calcext:value-type="float">
            <text:p>32.10545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07089032258" calcext:value-type="float">
            <text:p>32.1207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7656" calcext:value-type="float">
            <text:p>32.8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34288695652" calcext:value-type="float">
            <text:p>33.033428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2778" calcext:value-type="float">
            <text:p>33.402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9871304348" calcext:value-type="float">
            <text:p>35.064987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6604" calcext:value-type="float">
            <text:p>40.6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869" calcext:value-type="float">
            <text:p>33.241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50368" calcext:value-type="float">
            <text:p>35.57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81232" calcext:value-type="float">
            <text:p>35.42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86544" calcext:value-type="float">
            <text:p>35.25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67472" calcext:value-type="float">
            <text:p>35.08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48144" calcext:value-type="float">
            <text:p>35.01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74336" calcext:value-type="float">
            <text:p>34.78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7356" calcext:value-type="float">
            <text:p>32.94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532" calcext:value-type="float">
            <text:p>32.95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2756" calcext:value-type="float">
            <text:p>32.9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92" calcext:value-type="float">
            <text:p>32.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3612" calcext:value-type="float">
            <text:p>32.9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666" calcext:value-type="float">
            <text:p>32.96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85184" calcext:value-type="float">
            <text:p>33.058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4811" calcext:value-type="float">
            <text:p>32.904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070112" calcext:value-type="float">
            <text:p>32.980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76803478261" calcext:value-type="float">
            <text:p>33.057680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894816" calcext:value-type="float">
            <text:p>33.158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44534193548" calcext:value-type="float">
            <text:p>34.3044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17064" calcext:value-type="float">
            <text:p>34.53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92356129032" calcext:value-type="float">
            <text:p>34.9092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87472" calcext:value-type="float">
            <text:p>35.84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9383225806" calcext:value-type="float">
            <text:p>38.3439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08758709677" calcext:value-type="float">
            <text:p>44.0508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12256" calcext:value-type="float">
            <text:p>34.90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3187096774" calcext:value-type="float">
            <text:p>34.271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87504" calcext:value-type="float">
            <text:p>34.24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3163870968" calcext:value-type="float">
            <text:p>34.2773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99902857143" calcext:value-type="float">
            <text:p>34.42999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3215483871" calcext:value-type="float">
            <text:p>34.453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757" calcext:value-type="float">
            <text:p>34.631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5530434783" calcext:value-type="float">
            <text:p>35.070553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9516363636" calcext:value-type="float">
            <text:p>37.05495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31266086956" calcext:value-type="float">
            <text:p>41.81312660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4406" calcext:value-type="float">
            <text:p>36.014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9082" calcext:value-type="float">
            <text:p>36.089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214" calcext:value-type="float">
            <text:p>36.17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453" calcext:value-type="float">
            <text:p>36.244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7588" calcext:value-type="float">
            <text:p>36.32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834" calcext:value-type="float">
            <text:p>36.390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986" calcext:value-type="float">
            <text:p>36.463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28857142857" calcext:value-type="float">
            <text:p>38.872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17428571429" calcext:value-type="float">
            <text:p>38.981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24948571429" calcext:value-type="float">
            <text:p>38.90249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38208" calcext:value-type="float">
            <text:p>40.3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04092307692" calcext:value-type="float">
            <text:p>45.77040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40283076923" calcext:value-type="float">
            <text:p>46.474028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5015384615" calcext:value-type="float">
            <text:p>34.84450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68977777778" calcext:value-type="float">
            <text:p>34.5868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87901538462" calcext:value-type="float">
            <text:p>34.398790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64826666667" calcext:value-type="float">
            <text:p>34.42648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44742857143" calcext:value-type="float">
            <text:p>39.0644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3344" calcext:value-type="float">
            <text:p>53.65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8955" calcext:value-type="float">
            <text:p>44.978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8472" calcext:value-type="float">
            <text:p>45.1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2392" calcext:value-type="float">
            <text:p>44.7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6304" calcext:value-type="float">
            <text:p>44.5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9868" calcext:value-type="float">
            <text:p>31.70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6796" calcext:value-type="float">
            <text:p>32.27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4532" calcext:value-type="float">
            <text:p>45.4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89232" calcext:value-type="float">
            <text:p>34.20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17822857143" calcext:value-type="float">
            <text:p>31.24178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7296" calcext:value-type="float">
            <text:p>32.58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8868571429" calcext:value-type="float">
            <text:p>30.9898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2824" calcext:value-type="float">
            <text:p>30.7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17904" calcext:value-type="float">
            <text:p>30.63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84816" calcext:value-type="float">
            <text:p>30.21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8026" calcext:value-type="float">
            <text:p>30.68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52227692308" calcext:value-type="float">
            <text:p>31.295222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9188" calcext:value-type="float">
            <text:p>33.88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95672727273" calcext:value-type="float">
            <text:p>32.5595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3294" calcext:value-type="float">
            <text:p>29.403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891" calcext:value-type="float">
            <text:p>29.378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0398" calcext:value-type="float">
            <text:p>32.140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54832" calcext:value-type="float">
            <text:p>29.54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06" meta:object-count="0"/>
    <meta:user-defined meta:name="AppVersion">3.0</meta:user-defined>
  </office:meta>
</office:document-meta>
</file>